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c9211e" officeooo:rsid="001e0448" officeooo:paragraph-rsid="001e0448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center"/>
      <style:text-properties fo:font-size="36pt" style:font-size-asian="36pt" style:font-size-complex="36pt"/>
    </style:style>
    <style:style style:name="P8" style:family="paragraph">
      <style:text-properties fo:font-size="36pt" style:font-size-asian="36pt" style:font-size-complex="36pt"/>
    </style:style>
    <style:style style:name="T1" style:family="text">
      <style:text-properties fo:color="#000000" officeooo:rsid="001c310d"/>
    </style:style>
    <style:style style:name="T2" style:family="text">
      <style:text-properties fo:color="#000000" fo:font-size="36pt" style:font-size-asian="36pt" style:font-size-complex="36pt"/>
    </style:style>
    <style:style style:name="T3" style:family="text">
      <style:text-properties fo:color="#000000" fo:font-size="36pt" officeooo:rsid="001c310d" style:font-size-asian="36pt" style:font-size-complex="36pt"/>
    </style:style>
    <style:style style:name="T4" style:family="text">
      <style:text-properties officeooo:rsid="001c310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6pt" officeooo:rsid="001c310d" style:font-size-asian="36pt" style:font-size-complex="3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2pt" style:font-size-asian="32pt" style:font-size-complex="32pt"/>
    </style:style>
    <style:style style:name="gr1" style:family="graphic">
      <style:graphic-properties draw:textarea-horizontal-align="justify" draw:textarea-vertical-align="middle" draw:auto-grow-height="false" fo:min-height="0.8091in" fo:min-width="2.45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7in" fo:min-width="3.54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2.7209in" fo:min-width="2.688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2.8638in" fo:min-width="3.01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start="Arrowheads_20_1" draw:textarea-horizontal-align="justify" draw:textarea-vertical-align="middle" draw:auto-grow-height="false" fo:min-height="1.1799in" fo:min-width="3.094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789in" fo:min-width="1.294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1" draw:name="Shape2" draw:style-name="gr7" draw:text-style-name="P8" svg:width="2.5894in" svg:height="1.578in" svg:x="2.5654in" svg:y="-0.0654in"><text:p><text:span text:style-name="T5">Firma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5"><text:tab/><text:tab/><text:tab/><text:tab/></text:span></text:p>
      <text:p text:style-name="P1"><text:span text:style-name="T3"/></text:p>
      <text:p text:style-name="P2"><draw:line text:anchor-type="paragraph" draw:z-index="0" draw:name="Shape1" draw:style-name="gr5" draw:text-style-name="P3" svg:x1="3.8382in" svg:y1="0.4701in" svg:x2="3.7791in" svg:y2="1.8492in"><text:p/></draw:line><draw:custom-shape text:anchor-type="paragraph" draw:z-index="2" draw:name="Shape3" draw:style-name="gr6" draw:text-style-name="P7" svg:width="3.0949in" svg:height="1.1803in" svg:x="0.9409in" svg:y="2.1083in"><text:p text:style-name="P3"><text:span text:style-name="T5">Chef</text:span></text:p><draw:enhanced-geometry svg:viewBox="0 0 21600 21600" draw:type="rectangle" draw:enhanced-path="M 0 0 L 21600 0 21600 21600 0 21600 0 0 Z N"/></draw:custom-shape><draw:line text:anchor-type="paragraph" draw:z-index="3" draw:name="Shape4" draw:style-name="gr5" draw:text-style-name="P3" svg:x1="4.6484in" svg:y1="3.3827in" svg:x2="5.3646in" svg:y2="5.6126in"><text:p/></draw:line><draw:line text:anchor-type="paragraph" draw:z-index="4" draw:name="Shape5" draw:style-name="gr5" draw:text-style-name="P3" svg:x1="5.5272in" svg:y1="5.352in" svg:x2="5.3646in" svg:y2="5.6122in"><text:p/></draw:line><draw:line text:anchor-type="paragraph" draw:z-index="5" draw:name="Shape6" draw:style-name="gr5" draw:text-style-name="P3" svg:x1="4.828in" svg:y1="5.4984in" svg:x2="5.3972in" svg:y2="5.6937in"><text:p/></draw:line><draw:line text:anchor-type="paragraph" draw:z-index="6" draw:name="Shape7" draw:style-name="gr5" draw:text-style-name="P3" svg:x1="4.128in" svg:y1="1.6736in" svg:x2="3.7535in" svg:y2="1.9339in"><text:p/></draw:line><draw:line text:anchor-type="paragraph" draw:z-index="7" draw:name="Shape8" draw:style-name="gr5" draw:text-style-name="P3" svg:x1="3.3791in" svg:y1="1.5925in" svg:x2="3.7535in" svg:y2="1.9343in"><text:p/></draw:line><draw:line text:anchor-type="paragraph" draw:z-index="8" draw:name="Shape9" draw:style-name="gr5" draw:text-style-name="P3" svg:x1="5.6091in" svg:y1="5.1571in" svg:x2="5.3972in" svg:y2="5.6937in"><text:p/></draw:line><draw:line text:anchor-type="paragraph" draw:z-index="9" draw:name="Shape10" draw:style-name="gr5" draw:text-style-name="P3" svg:x1="1.5236in" svg:y1="3.5291in" svg:x2="1.198in" svg:y2="5.8244in"><text:p/></draw:line><draw:line text:anchor-type="paragraph" draw:z-index="10" draw:name="Shape11" draw:style-name="gr5" draw:text-style-name="P3" svg:x1="1.8in" svg:y1="5.4016in" svg:x2="1.198in" svg:y2="5.8244in"><text:p/></draw:line><draw:line text:anchor-type="paragraph" draw:z-index="11" draw:name="Shape12" draw:style-name="gr5" draw:text-style-name="P3" svg:x1="0.7256in" svg:y1="5.4016in" svg:x2="1.1976in" svg:y2="5.8244in"><text:p/></draw:line><draw:custom-shape text:anchor-type="paragraph" draw:z-index="12" draw:name="Shape13" draw:style-name="gr4" draw:text-style-name="P6" svg:width="3.3205in" svg:height="3.174in" svg:x="-0.2508in" svg:y="6.1173in"><text:p text:style-name="P6"><text:span text:style-name="T7">Mitarbeiterliste</text:span></text:p><text:p text:style-name="P6"><text:span text:style-name="T7">Tatsächliche </text:span></text:p><text:p text:style-name="P6"><text:span text:style-name="T7">Arbeitszeitregelung</text:span></text:p><text:p text:style-name="P6"><text:span text:style-name="T7"><text:s/></text:span><text:span text:style-name="T7">durch Buttons</text:span></text:p><text:p text:style-name="P6"><text:span text:style-name="T7">Pausenbezug</text:span></text:p><text:p text:style-name="P6"><text:span text:style-name="T7">Gehaltsberechnun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14" draw:style-name="gr3" draw:text-style-name="P6" svg:width="2.9787in" svg:height="3.0114in" svg:x="4.1437in" svg:y="6.3453in"><text:p><text:span text:style-name="T7">Kontakt-Formular</text:span></text:p><text:p><text:span text:style-name="T7">um bei Problemen</text:span></text:p><text:p><text:span text:style-name="T7">den IT-Bereich</text:span></text:p><text:p><text:span text:style-name="T7">zu kontaktiere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15" draw:style-name="gr2" draw:text-style-name="P5" svg:width="3.548in" svg:height="0.7004in" svg:x="1.5236in" svg:y="4.0173in"><text:p text:style-name="P3"><text:span text:style-name="T8">Einloggen</text:span></text:p><draw:enhanced-geometry svg:viewBox="0 0 21600 21600" draw:type="rectangle" draw:enhanced-path="M 0 0 L 21600 0 21600 21600 0 21600 0 0 Z N"/></draw:custom-shape><draw:custom-shape text:anchor-type="paragraph" draw:z-index="15" draw:name="Shape16" draw:style-name="gr1" draw:text-style-name="P4" svg:width="2.5394in" svg:height="0.8953in" svg:x="4.6972in" svg:y="1.8201in"><text:p text:style-name="P3"><text:span text:style-name="T7">Stellvertretun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6">Z</text:span><text:span text:style-name="T5">eiterfassungs-</text:span></text:p>
      <text:p text:style-name="P2"><text:span text:style-name="T5">ap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13:11:10.467958125</meta:creation-date>
    <dc:date>2021-06-10T13:32:46.323989619</dc:date>
    <meta:editing-duration>PT1M25S</meta:editing-duration>
    <meta:editing-cycles>1</meta:editing-cycles>
    <meta:document-statistic meta:table-count="0" meta:image-count="0" meta:object-count="0" meta:page-count="1" meta:paragraph-count="3" meta:word-count="2" meta:character-count="22" meta:non-whitespace-character-count="18"/>
    <meta:generator>LibreOffice/6.4.6.2$Linux_X86_64 LibreOffice_project/40$Build-2</meta:generator>
  </office:meta>
</office:document-meta>
</file>